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Noto Sans" svg:font-family="'Noto Sans'" style:font-family-generic="swiss"/>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ender" style:master-page-name="First_20_Page1">
      <style:paragraph-properties style:page-number="1"/>
      <style:text-properties officeooo:paragraph-rsid="001c7835"/>
    </style:style>
    <style:style style:name="P3" style:family="paragraph" style:parent-style-name="Sender" style:master-page-name="First_20_Page2">
      <style:paragraph-properties style:page-number="1"/>
      <style:text-properties officeooo:paragraph-rsid="001c7835"/>
    </style:style>
    <style:style style:name="P4" style:family="paragraph" style:parent-style-name="Sender" style:master-page-name="First_20_Page3">
      <style:paragraph-properties style:page-number="1"/>
      <style:text-properties officeooo:paragraph-rsid="001c7835"/>
    </style:style>
    <style:style style:name="P5" style:family="paragraph" style:parent-style-name="Sender" style:master-page-name="First_20_Page4">
      <style:paragraph-properties style:page-number="1"/>
      <style:text-properties officeooo:paragraph-rsid="001c7835"/>
    </style:style>
    <style:style style:name="P6" style:family="paragraph" style:parent-style-name="Sender" style:master-page-name="First_20_Page5">
      <style:paragraph-properties style:page-number="1"/>
      <style:text-properties officeooo:paragraph-rsid="001c7835"/>
    </style:style>
    <style:style style:name="P7" style:family="paragraph" style:parent-style-name="Sender" style:master-page-name="First_20_Page6">
      <style:paragraph-properties style:page-number="1"/>
      <style:text-properties officeooo:paragraph-rsid="001c7835"/>
    </style:style>
    <style:style style:name="P8" style:family="paragraph" style:parent-style-name="Sender" style:master-page-name="First_20_Page7">
      <style:paragraph-properties style:page-number="1"/>
      <style:text-properties officeooo:paragraph-rsid="001c7835"/>
    </style:style>
    <style:style style:name="P9" style:family="paragraph" style:parent-style-name="Sender" style:master-page-name="First_20_Page8">
      <style:paragraph-properties style:page-number="1"/>
      <style:text-properties officeooo:paragraph-rsid="001c7835"/>
    </style:style>
    <style:style style:name="P10" style:family="paragraph" style:parent-style-name="Sender" style:master-page-name="First_20_Page9">
      <style:paragraph-properties style:page-number="1"/>
      <style:text-properties officeooo:paragraph-rsid="001c7835"/>
    </style:style>
    <style:style style:name="P11" style:family="paragraph" style:parent-style-name="Sender" style:master-page-name="First_20_Page10">
      <style:paragraph-properties style:page-number="1"/>
      <style:text-properties officeooo:paragraph-rsid="001c7835"/>
    </style:style>
    <style:style style:name="P12" style:family="paragraph" style:parent-style-name="Sender" style:master-page-name="First_20_Page11">
      <style:paragraph-properties style:page-number="1"/>
      <style:text-properties officeooo:paragraph-rsid="001c7835"/>
    </style:style>
    <style:style style:name="P13" style:family="paragraph" style:parent-style-name="Sender" style:master-page-name="First_20_Page12">
      <style:paragraph-properties style:page-number="1"/>
      <style:text-properties officeooo:paragraph-rsid="001c7835"/>
    </style:style>
    <style:style style:name="P14" style:family="paragraph" style:parent-style-name="Sender" style:master-page-name="First_20_Page13">
      <style:paragraph-properties style:page-number="1"/>
      <style:text-properties officeooo:paragraph-rsid="001c7835"/>
    </style:style>
    <style:style style:name="P15" style:family="paragraph" style:parent-style-name="Sender" style:master-page-name="First_20_Page14">
      <style:paragraph-properties style:page-number="1"/>
      <style:text-properties officeooo:paragraph-rsid="001c7835"/>
    </style:style>
    <style:style style:name="P16" style:family="paragraph" style:parent-style-name="Sender" style:master-page-name="First_20_Page15">
      <style:paragraph-properties style:page-number="1"/>
      <style:text-properties officeooo:paragraph-rsid="001c7835"/>
    </style:style>
    <style:style style:name="P17" style:family="paragraph" style:parent-style-name="Sender" style:master-page-name="First_20_Page16">
      <style:paragraph-properties style:page-number="1"/>
      <style:text-properties officeooo:paragraph-rsid="001c7835"/>
    </style:style>
    <style:style style:name="P18" style:family="paragraph" style:parent-style-name="Sender" style:master-page-name="First_20_Page17">
      <style:paragraph-properties style:page-number="1"/>
      <style:text-properties officeooo:paragraph-rsid="001c7835"/>
    </style:style>
    <style:style style:name="P19" style:family="paragraph" style:parent-style-name="Sender" style:master-page-name="First_20_Page18">
      <style:paragraph-properties style:page-number="1"/>
      <style:text-properties officeooo:paragraph-rsid="001c7835"/>
    </style:style>
    <style:style style:name="P20" style:family="paragraph" style:parent-style-name="Sender" style:master-page-name="First_20_Page19">
      <style:paragraph-properties style:page-number="1"/>
      <style:text-properties officeooo:paragraph-rsid="001c7835"/>
    </style:style>
    <style:style style:name="P21" style:family="paragraph" style:parent-style-name="Sender" style:master-page-name="First_20_Page20">
      <style:paragraph-properties style:page-number="1"/>
      <style:text-properties officeooo:paragraph-rsid="001c7835"/>
    </style:style>
    <style:style style:name="P22" style:family="paragraph" style:parent-style-name="Text_20_body">
      <style:paragraph-properties fo:text-align="start" style:justify-single-word="false"/>
      <style:text-properties officeooo:paragraph-rsid="001c7835"/>
    </style:style>
    <style:style style:name="P23" style:family="paragraph" style:parent-style-name="Text_20_body">
      <style:text-properties officeooo:rsid="00215586" officeooo:paragraph-rsid="001c7835"/>
    </style:style>
    <style:style style:name="P24" style:family="paragraph" style:parent-style-name="Text_20_body">
      <style:text-properties officeooo:paragraph-rsid="001c7835"/>
    </style:style>
    <style:style style:name="T1" style:family="text">
      <style:text-properties fo:font-size="10pt" fo:font-weight="normal" officeooo:rsid="001e3d7b"/>
    </style:style>
    <style:style style:name="T2" style:family="text">
      <style:text-properties style:text-position="super 58%" fo:font-size="10pt" fo:font-weight="normal" officeooo:rsid="001e3d7b"/>
    </style:style>
    <style:style style:name="T3" style:family="text">
      <style:text-properties officeooo:rsid="0026d71b"/>
    </style:style>
    <style:style style:name="T4" style:family="text">
      <style:text-properties officeooo:rsid="001e8826"/>
    </style:style>
    <style:style style:name="T5" style:family="text">
      <style:text-properties officeooo:rsid="001f6f21"/>
    </style:style>
    <style:style style:name="fr1" style:family="graphic" style:parent-style-name="Frame">
      <style:graphic-properties style:wrap="none" style:vertical-pos="from-top" style:vertical-rel="page" style:horizontal-pos="from-left" style:horizontal-rel="page-content" fo:padding="0in"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20" text:anchor-type="page" text:anchor-page-number="39" svg:x="0in" svg:y="2.1701in" svg:width="2.9528in" draw:z-index="19">
        <draw:text-box fo:min-height="1.378in">
          <text:p text:style-name="Frame_20_contents"/>
        </draw:text-box>
      </draw:frame>
      <draw:frame draw:style-name="fr1" draw:name="Frame19" text:anchor-type="page" text:anchor-page-number="37" svg:x="0in" svg:y="2.1701in" svg:width="2.9528in" draw:z-index="18">
        <draw:text-box fo:min-height="1.378in">
          <text:p text:style-name="Frame_20_contents"/>
        </draw:text-box>
      </draw:frame>
      <draw:frame draw:style-name="fr1" draw:name="Frame18" text:anchor-type="page" text:anchor-page-number="35" svg:x="0in" svg:y="2.1701in" svg:width="2.9528in" draw:z-index="17">
        <draw:text-box fo:min-height="1.378in">
          <text:p text:style-name="Frame_20_contents"/>
        </draw:text-box>
      </draw:frame>
      <draw:frame draw:style-name="fr1" draw:name="Frame17" text:anchor-type="page" text:anchor-page-number="33" svg:x="0in" svg:y="2.1701in" svg:width="2.9528in" draw:z-index="16">
        <draw:text-box fo:min-height="1.378in">
          <text:p text:style-name="Frame_20_contents"/>
        </draw:text-box>
      </draw:frame>
      <draw:frame draw:style-name="fr1" draw:name="Frame16" text:anchor-type="page" text:anchor-page-number="31" svg:x="0in" svg:y="2.1701in" svg:width="2.9528in" draw:z-index="15">
        <draw:text-box fo:min-height="1.378in">
          <text:p text:style-name="Frame_20_contents"/>
        </draw:text-box>
      </draw:frame>
      <draw:frame draw:style-name="fr1" draw:name="Frame15" text:anchor-type="page" text:anchor-page-number="29" svg:x="0in" svg:y="2.1701in" svg:width="2.9528in" draw:z-index="14">
        <draw:text-box fo:min-height="1.378in">
          <text:p text:style-name="Frame_20_contents">Univ. of Chicago<text:span text:style-name="T3"> </text:span></text:p>
        </draw:text-box>
      </draw:frame>
      <draw:frame draw:style-name="fr1" draw:name="Frame14" text:anchor-type="page" text:anchor-page-number="27" svg:x="0in" svg:y="2.1701in" svg:width="2.9528in" draw:z-index="13">
        <draw:text-box fo:min-height="1.378in">
          <text:p text:style-name="Frame_20_contents">Univ. of Oxford<text:span text:style-name="T3"> </text:span></text:p>
        </draw:text-box>
      </draw:frame>
      <draw:frame draw:style-name="fr1" draw:name="Frame13" text:anchor-type="page" text:anchor-page-number="25" svg:x="0in" svg:y="2.1701in" svg:width="2.9528in" draw:z-index="12">
        <draw:text-box fo:min-height="1.378in">
          <text:p text:style-name="Frame_20_contents">Univ. of Pittsburgh<text:span text:style-name="T3"> </text:span></text:p>
        </draw:text-box>
      </draw:frame>
      <draw:frame draw:style-name="fr1" draw:name="Frame12" text:anchor-type="page" text:anchor-page-number="23" svg:x="0in" svg:y="2.1701in" svg:width="2.9528in" draw:z-index="11">
        <draw:text-box fo:min-height="1.378in">
          <text:p text:style-name="Frame_20_contents">Perimeter Institute<text:span text:style-name="T3"> </text:span></text:p>
        </draw:text-box>
      </draw:frame>
      <draw:frame draw:style-name="fr1" draw:name="Frame11" text:anchor-type="page" text:anchor-page-number="21" svg:x="0in" svg:y="2.1701in" svg:width="2.9528in" draw:z-index="10">
        <draw:text-box fo:min-height="1.378in">
          <text:p text:style-name="Frame_20_contents">Santa Fe Institute<text:span text:style-name="T3"> </text:span></text:p>
        </draw:text-box>
      </draw:frame>
      <draw:frame draw:style-name="fr1" draw:name="Frame10" text:anchor-type="page" text:anchor-page-number="19" svg:x="0in" svg:y="2.1701in" svg:width="2.9528in" draw:z-index="9">
        <draw:text-box fo:min-height="1.378in">
          <text:p text:style-name="Frame_20_contents">Harvey<text:span text:style-name="T3"> Briwb</text:span></text:p>
          <text:p text:style-name="Frame_20_contents">The Stephen A. Schwarzman Centre for the Humanities</text:p>
          <text:p text:style-name="Frame_20_contents">Radcliffe Observatory Quarter Wood Stock Road</text:p>
          <text:p text:style-name="Frame_20_contents">Oxford<text:span text:style-name="T3"> OX2 6GG</text:span></text:p>
          <text:p text:style-name="Frame_20_contents">UK</text:p>
        </draw:text-box>
      </draw:frame>
      <draw:frame draw:style-name="fr1" draw:name="Frame9" text:anchor-type="page" text:anchor-page-number="17" svg:x="0in" svg:y="2.1701in" svg:width="2.9528in" draw:z-index="8">
        <draw:text-box fo:min-height="1.378in">
          <text:p text:style-name="Frame_20_contents">Oliver<text:span text:style-name="T3"> Pooley</text:span></text:p>
          <text:p text:style-name="Frame_20_contents">Oriel College</text:p>
          <text:p text:style-name="Frame_20_contents">Oriel Square</text:p>
          <text:p text:style-name="Frame_20_contents">Oxford<text:span text:style-name="T3"> OX1 4EW</text:span></text:p>
          <text:p text:style-name="Frame_20_contents">UK</text:p>
        </draw:text-box>
      </draw:frame>
      <draw:frame draw:style-name="fr1" draw:name="Frame8" text:anchor-type="page" text:anchor-page-number="15" svg:x="0in" svg:y="2.1701in" svg:width="2.9528in" draw:z-index="7">
        <draw:text-box fo:min-height="1.378in">
          <text:p text:style-name="Frame_20_contents">Simon<text:span text:style-name="T3"> Saunders</text:span></text:p>
          <text:p text:style-name="Frame_20_contents">Philosophy Faculty, Radcliffe Humanities</text:p>
          <text:p text:style-name="Frame_20_contents">Radcliffe Observatory Quarter Wood Stock Road</text:p>
          <text:p text:style-name="Frame_20_contents">Oxford<text:span text:style-name="T3"> OX2 6GG</text:span></text:p>
          <text:p text:style-name="Frame_20_contents">UK</text:p>
        </draw:text-box>
      </draw:frame>
      <draw:frame draw:style-name="fr1" draw:name="Frame7" text:anchor-type="page" text:anchor-page-number="13" svg:x="0in" svg:y="2.1701in" svg:width="2.9528in" draw:z-index="6">
        <draw:text-box fo:min-height="1.378in">
          <text:p text:style-name="Frame_20_contents">Professer</text:p>
          <text:p text:style-name="Frame_20_contents">James<text:span text:style-name="T3"> Reed</text:span></text:p>
          <text:p text:style-name="Frame_20_contents">Pembroke College</text:p>
          <text:p text:style-name="Frame_20_contents">St Aldale’s</text:p>
          <text:p text:style-name="Frame_20_contents">Oxford<text:span text:style-name="T3"> OX1 1DW</text:span></text:p>
          <text:p text:style-name="Frame_20_contents">UK</text:p>
        </draw:text-box>
      </draw:frame>
      <draw:frame draw:style-name="fr1" draw:name="Frame6" text:anchor-type="page" text:anchor-page-number="11" svg:x="0in" svg:y="2.1701in" svg:width="2.9528in" draw:z-index="5">
        <draw:text-box fo:min-height="1.378in">
          <text:p text:style-name="Frame_20_contents">Tim<text:span text:style-name="T3"> Moudine</text:span></text:p>
          <text:p text:style-name="Frame_20_contents">Department of Philosophy</text:p>
          <text:p text:style-name="Frame_20_contents">5 Washington Place</text:p>
          <text:p text:style-name="Frame_20_contents">New YorkNY<text:span text:style-name="T3"> 10003</text:span></text:p>
        </draw:text-box>
      </draw:frame>
      <draw:frame draw:style-name="fr1" draw:name="Frame5" text:anchor-type="page" text:anchor-page-number="9" svg:x="0in" svg:y="2.1701in" svg:width="2.9528in" draw:z-index="4">
        <draw:text-box fo:min-height="1.378in">
          <text:p text:style-name="Frame_20_contents">Sean<text:span text:style-name="T3"> Carrol</text:span></text:p>
          <text:p text:style-name="Frame_20_contents">Bloomberg Center for Physics and Astronomy,</text:p>
          <text:p text:style-name="Frame_20_contents">3400 N. Charles Street</text:p>
          <text:p text:style-name="Frame_20_contents">BaltimoreMD<text:span text:style-name="T3"> 21218</text:span></text:p>
        </draw:text-box>
      </draw:frame>
      <draw:frame draw:style-name="fr1" draw:name="Frame4" text:anchor-type="page" text:anchor-page-number="7" svg:x="0in" svg:y="2.1701in" svg:width="2.9528in" draw:z-index="3">
        <draw:text-box fo:min-height="1.378in">
          <text:p text:style-name="Frame_20_contents">Carlo<text:span text:style-name="T3"> Rovelli</text:span></text:p>
          <text:p text:style-name="Frame_20_contents">Centre de Physique Theorique de Luminy, Case 907, Luminy, F013288 Marseille, France, Office Number: 423</text:p>
          <text:p text:style-name="Frame_20_contents">Case 907, Luminy, Office Number 423</text:p>
          <text:p text:style-name="Frame_20_contents">Marseille<text:span text:style-name="T3"> F013288</text:span></text:p>
          <text:p text:style-name="Frame_20_contents">France</text:p>
        </draw:text-box>
      </draw:frame>
      <draw:frame draw:style-name="fr1" draw:name="Frame3" text:anchor-type="page" text:anchor-page-number="5" svg:x="0in" svg:y="2.1701in" svg:width="2.9528in" draw:z-index="2">
        <draw:text-box fo:min-height="1.378in">
          <text:p text:style-name="Frame_20_contents">David<text:span text:style-name="T3"> Chalmers</text:span></text:p>
          <text:p text:style-name="Frame_20_contents">5 Washington Place, New York, NY 10003</text:p>
          <text:p text:style-name="Frame_20_contents">New YorkNY<text:span text:style-name="T3"> 10003</text:span></text:p>
        </draw:text-box>
      </draw:frame>
      <draw:frame draw:style-name="fr1" draw:name="Frame2" text:anchor-type="page" text:anchor-page-number="3" svg:x="0in" svg:y="2.1701in" svg:width="2.9528in" draw:z-index="1">
        <draw:text-box fo:min-height="1.378in">
          <text:p text:style-name="Frame_20_contents">Lee<text:span text:style-name="T3"> Smolin</text:span></text:p>
          <text:p text:style-name="Frame_20_contents">31 Caroline Street North</text:p>
          <text:p text:style-name="Frame_20_contents">Waterloo<text:span text:style-name="T3"> N2L 2Y5</text:span></text:p>
          <text:p text:style-name="Frame_20_contents">Canada</text:p>
        </draw:text-box>
      </draw:frame>
      <draw:frame draw:style-name="fr1" draw:name="Frame1" text:anchor-type="page" text:anchor-page-number="1" svg:x="0in" svg:y="2.1701in" svg:width="2.9528in" draw:z-index="0">
        <draw:text-box fo:min-height="1.378in">
          <text:p text:style-name="Frame_20_contents">Julian<text:span text:style-name="T3"> Barbour</text:span></text:p>
          <text:p text:style-name="Frame_20_contents">College Farm</text:p>
          <text:p text:style-name="Frame_20_contents">South Newington</text:p>
          <text:p text:style-name="Frame_20_contents">Oxon<text:span text:style-name="T3"> 0X15 4JG</text:span></text:p>
          <text:p text:style-name="Frame_20_contents">UK</text:p>
        </draw:text-box>
      </draw:frame>
      <text:p text:style-name="P2"><text:span text:style-name="T1">Bradley K DePuy<text:line-break/>4250 NE 132</text:span><text:span text:style-name="T2">nd</text:span><text:span text:style-name="T1"> Court<text:line-break/>Williston, Florida 32696<text:line-break/></text:span><text:line-break/>February 28, 2026</text:p>
      <text:p text:style-name="P24"><text:span text:style-name="T3">Dear Mr. Barbour,</text:span></text:p>
      <text:p text:style-name="P24">There is a framework for the foundation of reality that begins before physics, before philosophy, before theology. Three axioms. No intent in the substrate. No primitive time. No primitive locality. Just the Medium, eternal, with one irreducible property from which everything else emerges.</text:p>
      <text:p text:style-name="P24">Every existing framework begins after something. Quantum mechanics, relativity, cosmology — each starts inside a universe already running. What is proposed here starts before. Not a new theory within the existing space but a new floor beneath it. <text:s/><text:span text:style-name="T4">A potential new beginning </text:span><text:span text:style-name="T5">that may apply </text:span><text:span text:style-name="T4">across all domains. </text:span></text:p>
      <text:p text:style-name="P24">The framework proposes that time is not primitive — not a dimension, not a sequence — but a transitional index. What we experience as time is the mark left by state change in the Medium. That single reposition opens questions that have resisted resolution for a century.</text:p>
      <text:p text:style-name="P24">The paper is formally archived. The argument is coherent. The reach is genuine.<text:line-break/><text:tab/>Version 0.1 | DOI: 10.5281/zenodo.18804587 | CC BY 4.0</text:p>
      <text:p text:style-name="P24"><text:span text:style-name="T5">I am</text:span> seventy-eight, live rurally, and hold no academic credentials. I am telling you that last because you deserve to know it, not because it changes what the framework does.</text:p>
      <text:p text:style-name="P24">If it holds, it holds on its own terms. Five minutes will tell you whether it's worth more of your time.</text:p>
      <text:p text:style-name="P22">Yours sincerely,<text:line-break/></text:p>
      <text:p text:style-name="P23">Bradley K. DePuy</text:p>
      <text:p text:style-name="P3"><text:span text:style-name="T1">Bradley K DePuy<text:line-break/>4250 NE 132</text:span><text:span text:style-name="T2">nd</text:span><text:span text:style-name="T1"> Court<text:line-break/>Williston, Florida 32696<text:line-break/></text:span><text:line-break/>February 28, 2026</text:p>
      <text:p text:style-name="P24"><text:span text:style-name="T3">Dear Mr. Smolin,</text:span></text:p>
      <text:p text:style-name="P24">There is a framework for the foundation of reality that begins before physics, before philosophy, before theology. Three axioms. No intent in the substrate. No primitive time. No primitive locality. Just the Medium, eternal, with one irreducible property from which everything else emerges.</text:p>
      <text:p text:style-name="P24">Every existing framework begins after something. Quantum mechanics, relativity, cosmology — each starts inside a universe already running. What is proposed here starts before. Not a new theory within the existing space but a new floor beneath it. <text:s/><text:span text:style-name="T4">A potential new beginning </text:span><text:span text:style-name="T5">that may apply </text:span><text:span text:style-name="T4">across all domains. </text:span></text:p>
      <text:p text:style-name="P24">The framework proposes that time is not primitive — not a dimension, not a sequence — but a transitional index. What we experience as time is the mark left by state change in the Medium. That single reposition opens questions that have resisted resolution for a century.</text:p>
      <text:p text:style-name="P24">The paper is formally archived. The argument is coherent. The reach is genuine.<text:line-break/><text:tab/>Version 0.1 | DOI: 10.5281/zenodo.18804587 | CC BY 4.0</text:p>
      <text:p text:style-name="P24"><text:span text:style-name="T5">I am</text:span> seventy-eight, live rurally, and hold no academic credentials. I am telling you that last because you deserve to know it, not because it changes what the framework does.</text:p>
      <text:p text:style-name="P24">If it holds, it holds on its own terms. Five minutes will tell you whether it's worth more of your time.</text:p>
      <text:p text:style-name="P22">Yours sincerely,<text:line-break/></text:p>
      <text:p text:style-name="P23">Bradley K. DePuy</text:p>
      <text:p text:style-name="P4"><text:span text:style-name="T1">Bradley K DePuy<text:line-break/>4250 NE 132</text:span><text:span text:style-name="T2">nd</text:span><text:span text:style-name="T1"> Court<text:line-break/>Williston, Florida 32696<text:line-break/></text:span><text:line-break/>February 28, 2026</text:p>
      <text:p text:style-name="P24">There is a framework for the foundation of reality that begins before physics, before philosophy, before theology. Three axioms. No intent in the substrate. No primitive time. No primitive locality. Just the Medium, eternal, with one irreducible property from which everything else emerges.</text:p>
      <text:p text:style-name="P24">Every existing framework begins after something. Quantum mechanics, relativity, cosmology — each starts inside a universe already running. What is proposed here starts before. Not a new theory within the existing space but a new floor beneath it. <text:s/><text:span text:style-name="T4">A potential new beginning </text:span><text:span text:style-name="T5">that may apply </text:span><text:span text:style-name="T4">across all domains. </text:span></text:p>
      <text:p text:style-name="P24">The framework proposes that time is not primitive — not a dimension, not a sequence — but a transitional index. What we experience as time is the mark left by state change in the Medium. That single reposition opens questions that have resisted resolution for a century.</text:p>
      <text:p text:style-name="P24">The paper is formally archived. The argument is coherent. The reach is genuine.<text:line-break/><text:tab/>Version 0.1 | DOI: 10.5281/zenodo.18804587 | CC BY 4.0</text:p>
      <text:p text:style-name="P24"><text:span text:style-name="T5">I am</text:span> seventy-eight, live rurally, and hold no academic credentials. I am telling you that last because you deserve to know it, not because it changes what the framework does.</text:p>
      <text:p text:style-name="P24">If it holds, it holds on its own terms. Five minutes will tell you whether it's worth more of your time.</text:p>
      <text:p text:style-name="P22">Yours sincerely,<text:line-break/></text:p>
      <text:p text:style-name="P23">Bradley K. DePuy</text:p>
      <text:p text:style-name="P5"><text:span text:style-name="T1">Bradley K DePuy<text:line-break/>4250 NE 132</text:span><text:span text:style-name="T2">nd</text:span><text:span text:style-name="T1"> Court<text:line-break/>Williston, Florida 32696<text:line-break/></text:span><text:line-break/>February 28, 2026</text:p>
      <text:p text:style-name="P24"><text:span text:style-name="T3">Dear Mr. Rovelli,</text:span></text:p>
      <text:p text:style-name="P24">There is a framework for the foundation of reality that begins before physics, before philosophy, before theology. Three axioms. No intent in the substrate. No primitive time. No primitive locality. Just the Medium, eternal, with one irreducible property from which everything else emerges.</text:p>
      <text:p text:style-name="P24">Every existing framework begins after something. Quantum mechanics, relativity, cosmology — each starts inside a universe already running. What is proposed here starts before. Not a new theory within the existing space but a new floor beneath it. <text:s/><text:span text:style-name="T4">A potential new beginning </text:span><text:span text:style-name="T5">that may apply </text:span><text:span text:style-name="T4">across all domains. </text:span></text:p>
      <text:p text:style-name="P24">The framework proposes that time is not primitive — not a dimension, not a sequence — but a transitional index. What we experience as time is the mark left by state change in the Medium. That single reposition opens questions that have resisted resolution for a century.</text:p>
      <text:p text:style-name="P24">The paper is formally archived. The argument is coherent. The reach is genuine.<text:line-break/><text:tab/>Version 0.1 | DOI: 10.5281/zenodo.18804587 | CC BY 4.0</text:p>
      <text:p text:style-name="P24"><text:span text:style-name="T5">I am</text:span> seventy-eight, live rurally, and hold no academic credentials. I am telling you that last because you deserve to know it, not because it changes what the framework does.</text:p>
      <text:p text:style-name="P24">If it holds, it holds on its own terms. Five minutes will tell you whether it's worth more of your time.</text:p>
      <text:p text:style-name="P22">Yours sincerely,<text:line-break/></text:p>
      <text:p text:style-name="P23">Bradley K. DePuy</text:p>
      <text:p text:style-name="P6"><text:span text:style-name="T1">Bradley K DePuy<text:line-break/>4250 NE 132</text:span><text:span text:style-name="T2">nd</text:span><text:span text:style-name="T1"> Court<text:line-break/>Williston, Florida 32696<text:line-break/></text:span><text:line-break/>February 28, 2026</text:p>
      <text:p text:style-name="P24">There is a framework for the foundation of reality that begins before physics, before philosophy, before theology. Three axioms. No intent in the substrate. No primitive time. No primitive locality. Just the Medium, eternal, with one irreducible property from which everything else emerges.</text:p>
      <text:p text:style-name="P24">Every existing framework begins after something. Quantum mechanics, relativity, cosmology — each starts inside a universe already running. What is proposed here starts before. Not a new theory within the existing space but a new floor beneath it. <text:s/><text:span text:style-name="T4">A potential new beginning </text:span><text:span text:style-name="T5">that may apply </text:span><text:span text:style-name="T4">across all domains. </text:span></text:p>
      <text:p text:style-name="P24">The framework proposes that time is not primitive — not a dimension, not a sequence — but a transitional index. What we experience as time is the mark left by state change in the Medium. That single reposition opens questions that have resisted resolution for a century.</text:p>
      <text:p text:style-name="P24">The paper is formally archived. The argument is coherent. The reach is genuine.<text:line-break/><text:tab/>Version 0.1 | DOI: 10.5281/zenodo.18804587 | CC BY 4.0</text:p>
      <text:p text:style-name="P24"><text:span text:style-name="T5">I am</text:span> seventy-eight, live rurally, and hold no academic credentials. I am telling you that last because you deserve to know it, not because it changes what the framework does.</text:p>
      <text:p text:style-name="P24">If it holds, it holds on its own terms. Five minutes will tell you whether it's worth more of your time.</text:p>
      <text:p text:style-name="P22">Yours sincerely,<text:line-break/></text:p>
      <text:p text:style-name="P23">Bradley K. DePuy</text:p>
      <text:p text:style-name="P7"><text:span text:style-name="T1">Bradley K DePuy<text:line-break/>4250 NE 132</text:span><text:span text:style-name="T2">nd</text:span><text:span text:style-name="T1"> Court<text:line-break/>Williston, Florida 32696<text:line-break/></text:span><text:line-break/>February 28, 2026</text:p>
      <text:p text:style-name="P24">There is a framework for the foundation of reality that begins before physics, before philosophy, before theology. Three axioms. No intent in the substrate. No primitive time. No primitive locality. Just the Medium, eternal, with one irreducible property from which everything else emerges.</text:p>
      <text:p text:style-name="P24">Every existing framework begins after something. Quantum mechanics, relativity, cosmology — each starts inside a universe already running. What is proposed here starts before. Not a new theory within the existing space but a new floor beneath it. <text:s/><text:span text:style-name="T4">A potential new beginning </text:span><text:span text:style-name="T5">that may apply </text:span><text:span text:style-name="T4">across all domains. </text:span></text:p>
      <text:p text:style-name="P24">The framework proposes that time is not primitive — not a dimension, not a sequence — but a transitional index. What we experience as time is the mark left by state change in the Medium. That single reposition opens questions that have resisted resolution for a century.</text:p>
      <text:p text:style-name="P24">The paper is formally archived. The argument is coherent. The reach is genuine.<text:line-break/><text:tab/>Version 0.1 | DOI: 10.5281/zenodo.18804587 | CC BY 4.0</text:p>
      <text:p text:style-name="P24"><text:span text:style-name="T5">I am</text:span> seventy-eight, live rurally, and hold no academic credentials. I am telling you that last because you deserve to know it, not because it changes what the framework does.</text:p>
      <text:p text:style-name="P24">If it holds, it holds on its own terms. Five minutes will tell you whether it's worth more of your time.</text:p>
      <text:p text:style-name="P22">Yours sincerely,<text:line-break/></text:p>
      <text:p text:style-name="P23">Bradley K. DePuy</text:p>
      <text:p text:style-name="P8"><text:span text:style-name="T1">Bradley K DePuy<text:line-break/>4250 NE 132</text:span><text:span text:style-name="T2">nd</text:span><text:span text:style-name="T1"> Court<text:line-break/>Williston, Florida 32696<text:line-break/></text:span><text:line-break/>February 28, 2026</text:p>
      <text:p text:style-name="P24"><text:span text:style-name="T3">Dear Mr. Reed,</text:span></text:p>
      <text:p text:style-name="P24">There is a framework for the foundation of reality that begins before physics, before philosophy, before theology. Three axioms. No intent in the substrate. No primitive time. No primitive locality. Just the Medium, eternal, with one irreducible property from which everything else emerges.</text:p>
      <text:p text:style-name="P24">Every existing framework begins after something. Quantum mechanics, relativity, cosmology — each starts inside a universe already running. What is proposed here starts before. Not a new theory within the existing space but a new floor beneath it. <text:s/><text:span text:style-name="T4">A potential new beginning </text:span><text:span text:style-name="T5">that may apply </text:span><text:span text:style-name="T4">across all domains. </text:span></text:p>
      <text:p text:style-name="P24">The framework proposes that time is not primitive — not a dimension, not a sequence — but a transitional index. What we experience as time is the mark left by state change in the Medium. That single reposition opens questions that have resisted resolution for a century.</text:p>
      <text:p text:style-name="P24">The paper is formally archived. The argument is coherent. The reach is genuine.<text:line-break/><text:tab/>Version 0.1 | DOI: 10.5281/zenodo.18804587 | CC BY 4.0</text:p>
      <text:p text:style-name="P24"><text:span text:style-name="T5">I am</text:span> seventy-eight, live rurally, and hold no academic credentials. I am telling you that last because you deserve to know it, not because it changes what the framework does.</text:p>
      <text:p text:style-name="P24">If it holds, it holds on its own terms. Five minutes will tell you whether it's worth more of your time.</text:p>
      <text:p text:style-name="P22">Yours sincerely,<text:line-break/></text:p>
      <text:p text:style-name="P23">Bradley K. DePuy</text:p>
      <text:p text:style-name="P9"><text:span text:style-name="T1">Bradley K DePuy<text:line-break/>4250 NE 132</text:span><text:span text:style-name="T2">nd</text:span><text:span text:style-name="T1"> Court<text:line-break/>Williston, Florida 32696<text:line-break/></text:span><text:line-break/>February 28, 2026</text:p>
      <text:p text:style-name="P24"><text:span text:style-name="T3">Dear Mr. Saunders,</text:span></text:p>
      <text:p text:style-name="P24">There is a framework for the foundation of reality that begins before physics, before philosophy, before theology. Three axioms. No intent in the substrate. No primitive time. No primitive locality. Just the Medium, eternal, with one irreducible property from which everything else emerges.</text:p>
      <text:p text:style-name="P24">Every existing framework begins after something. Quantum mechanics, relativity, cosmology — each starts inside a universe already running. What is proposed here starts before. Not a new theory within the existing space but a new floor beneath it. <text:s/><text:span text:style-name="T4">A potential new beginning </text:span><text:span text:style-name="T5">that may apply </text:span><text:span text:style-name="T4">across all domains. </text:span></text:p>
      <text:p text:style-name="P24">The framework proposes that time is not primitive — not a dimension, not a sequence — but a transitional index. What we experience as time is the mark left by state change in the Medium. That single reposition opens questions that have resisted resolution for a century.</text:p>
      <text:p text:style-name="P24">The paper is formally archived. The argument is coherent. The reach is genuine.<text:line-break/><text:tab/>Version 0.1 | DOI: 10.5281/zenodo.18804587 | CC BY 4.0</text:p>
      <text:p text:style-name="P24"><text:span text:style-name="T5">I am</text:span> seventy-eight, live rurally, and hold no academic credentials. I am telling you that last because you deserve to know it, not because it changes what the framework does.</text:p>
      <text:p text:style-name="P24">If it holds, it holds on its own terms. Five minutes will tell you whether it's worth more of your time.</text:p>
      <text:p text:style-name="P22">Yours sincerely,<text:line-break/></text:p>
      <text:p text:style-name="P23">Bradley K. DePuy</text:p>
      <text:p text:style-name="P10"><text:span text:style-name="T1">Bradley K DePuy<text:line-break/>4250 NE 132</text:span><text:span text:style-name="T2">nd</text:span><text:span text:style-name="T1"> Court<text:line-break/>Williston, Florida 32696<text:line-break/></text:span><text:line-break/>February 28, 2026</text:p>
      <text:p text:style-name="P24"><text:span text:style-name="T3">Dear Mr. Pooley,</text:span></text:p>
      <text:p text:style-name="P24">There is a framework for the foundation of reality that begins before physics, before philosophy, before theology. Three axioms. No intent in the substrate. No primitive time. No primitive locality. Just the Medium, eternal, with one irreducible property from which everything else emerges.</text:p>
      <text:p text:style-name="P24">Every existing framework begins after something. Quantum mechanics, relativity, cosmology — each starts inside a universe already running. What is proposed here starts before. Not a new theory within the existing space but a new floor beneath it. <text:s/><text:span text:style-name="T4">A potential new beginning </text:span><text:span text:style-name="T5">that may apply </text:span><text:span text:style-name="T4">across all domains. </text:span></text:p>
      <text:p text:style-name="P24">The framework proposes that time is not primitive — not a dimension, not a sequence — but a transitional index. What we experience as time is the mark left by state change in the Medium. That single reposition opens questions that have resisted resolution for a century.</text:p>
      <text:p text:style-name="P24">The paper is formally archived. The argument is coherent. The reach is genuine.<text:line-break/><text:tab/>Version 0.1 | DOI: 10.5281/zenodo.18804587 | CC BY 4.0</text:p>
      <text:p text:style-name="P24"><text:span text:style-name="T5">I am</text:span> seventy-eight, live rurally, and hold no academic credentials. I am telling you that last because you deserve to know it, not because it changes what the framework does.</text:p>
      <text:p text:style-name="P24">If it holds, it holds on its own terms. Five minutes will tell you whether it's worth more of your time.</text:p>
      <text:p text:style-name="P22">Yours sincerely,<text:line-break/></text:p>
      <text:p text:style-name="P23">Bradley K. DePuy</text:p>
      <text:p text:style-name="P11"><text:span text:style-name="T1">Bradley K DePuy<text:line-break/>4250 NE 132</text:span><text:span text:style-name="T2">nd</text:span><text:span text:style-name="T1"> Court<text:line-break/>Williston, Florida 32696<text:line-break/></text:span><text:line-break/>February 28, 2026</text:p>
      <text:p text:style-name="P24"><text:span text:style-name="T3">Dear Mr. Briwb,</text:span></text:p>
      <text:p text:style-name="P24">There is a framework for the foundation of reality that begins before physics, before philosophy, before theology. Three axioms. No intent in the substrate. No primitive time. No primitive locality. Just the Medium, eternal, with one irreducible property from which everything else emerges.</text:p>
      <text:p text:style-name="P24">Every existing framework begins after something. Quantum mechanics, relativity, cosmology — each starts inside a universe already running. What is proposed here starts before. Not a new theory within the existing space but a new floor beneath it. <text:s/><text:span text:style-name="T4">A potential new beginning </text:span><text:span text:style-name="T5">that may apply </text:span><text:span text:style-name="T4">across all domains. </text:span></text:p>
      <text:p text:style-name="P24">The framework proposes that time is not primitive — not a dimension, not a sequence — but a transitional index. What we experience as time is the mark left by state change in the Medium. That single reposition opens questions that have resisted resolution for a century.</text:p>
      <text:p text:style-name="P24">The paper is formally archived. The argument is coherent. The reach is genuine.<text:line-break/><text:tab/>Version 0.1 | DOI: 10.5281/zenodo.18804587 | CC BY 4.0</text:p>
      <text:p text:style-name="P24"><text:span text:style-name="T5">I am</text:span> seventy-eight, live rurally, and hold no academic credentials. I am telling you that last because you deserve to know it, not because it changes what the framework does.</text:p>
      <text:p text:style-name="P24">If it holds, it holds on its own terms. Five minutes will tell you whether it's worth more of your time.</text:p>
      <text:p text:style-name="P22">Yours sincerely,<text:line-break/></text:p>
      <text:p text:style-name="P23">Bradley K. DePuy</text:p>
      <text:p text:style-name="P12"><text:span text:style-name="T1">Bradley K DePuy<text:line-break/>4250 NE 132</text:span><text:span text:style-name="T2">nd</text:span><text:span text:style-name="T1"> Court<text:line-break/>Williston, Florida 32696<text:line-break/></text:span><text:line-break/>February 28, 2026</text:p>
      <text:p text:style-name="P24"><text:span text:style-name="T3">To whom it may concern,</text:span></text:p>
      <text:p text:style-name="P24">There is a framework for the foundation of reality that begins before physics, before philosophy, before theology. Three axioms. No intent in the substrate. No primitive time. No primitive locality. Just the Medium, eternal, with one irreducible property from which everything else emerges.</text:p>
      <text:p text:style-name="P24">Every existing framework begins after something. Quantum mechanics, relativity, cosmology — each starts inside a universe already running. What is proposed here starts before. Not a new theory within the existing space but a new floor beneath it. <text:s/><text:span text:style-name="T4">A potential new beginning </text:span><text:span text:style-name="T5">that may apply </text:span><text:span text:style-name="T4">across all domains. </text:span></text:p>
      <text:p text:style-name="P24">The framework proposes that time is not primitive — not a dimension, not a sequence — but a transitional index. What we experience as time is the mark left by state change in the Medium. That single reposition opens questions that have resisted resolution for a century.</text:p>
      <text:p text:style-name="P24">The paper is formally archived. The argument is coherent. The reach is genuine.<text:line-break/><text:tab/>Version 0.1 | DOI: 10.5281/zenodo.18804587 | CC BY 4.0</text:p>
      <text:p text:style-name="P24"><text:span text:style-name="T5">I am</text:span> seventy-eight, live rurally, and hold no academic credentials. I am telling you that last because you deserve to know it, not because it changes what the framework does.</text:p>
      <text:p text:style-name="P24">If it holds, it holds on its own terms. Five minutes will tell you whether it's worth more of your time.</text:p>
      <text:p text:style-name="P22">Yours sincerely,<text:line-break/></text:p>
      <text:p text:style-name="P23">Bradley K. DePuy</text:p>
      <text:p text:style-name="P13"><text:span text:style-name="T1">Bradley K DePuy<text:line-break/>4250 NE 132</text:span><text:span text:style-name="T2">nd</text:span><text:span text:style-name="T1"> Court<text:line-break/>Williston, Florida 32696<text:line-break/></text:span><text:line-break/>February 28, 2026</text:p>
      <text:p text:style-name="P24"><text:span text:style-name="T3">To whom it may concern,</text:span></text:p>
      <text:p text:style-name="P24">There is a framework for the foundation of reality that begins before physics, before philosophy, before theology. Three axioms. No intent in the substrate. No primitive time. No primitive locality. Just the Medium, eternal, with one irreducible property from which everything else emerges.</text:p>
      <text:p text:style-name="P24">Every existing framework begins after something. Quantum mechanics, relativity, cosmology — each starts inside a universe already running. What is proposed here starts before. Not a new theory within the existing space but a new floor beneath it. <text:s/><text:span text:style-name="T4">A potential new beginning </text:span><text:span text:style-name="T5">that may apply </text:span><text:span text:style-name="T4">across all domains. </text:span></text:p>
      <text:p text:style-name="P24">The framework proposes that time is not primitive — not a dimension, not a sequence — but a transitional index. What we experience as time is the mark left by state change in the Medium. That single reposition opens questions that have resisted resolution for a century.</text:p>
      <text:p text:style-name="P24">The paper is formally archived. The argument is coherent. The reach is genuine.<text:line-break/><text:tab/>Version 0.1 | DOI: 10.5281/zenodo.18804587 | CC BY 4.0</text:p>
      <text:p text:style-name="P24"><text:span text:style-name="T5">I am</text:span> seventy-eight, live rurally, and hold no academic credentials. I am telling you that last because you deserve to know it, not because it changes what the framework does.</text:p>
      <text:p text:style-name="P24">If it holds, it holds on its own terms. Five minutes will tell you whether it's worth more of your time.</text:p>
      <text:p text:style-name="P22">Yours sincerely,<text:line-break/></text:p>
      <text:p text:style-name="P23">Bradley K. DePuy</text:p>
      <text:p text:style-name="P14"><text:span text:style-name="T1">Bradley K DePuy<text:line-break/>4250 NE 132</text:span><text:span text:style-name="T2">nd</text:span><text:span text:style-name="T1"> Court<text:line-break/>Williston, Florida 32696<text:line-break/></text:span><text:line-break/>February 28, 2026</text:p>
      <text:p text:style-name="P24"><text:span text:style-name="T3">To whom it may concern,</text:span></text:p>
      <text:p text:style-name="P24">There is a framework for the foundation of reality that begins before physics, before philosophy, before theology. Three axioms. No intent in the substrate. No primitive time. No primitive locality. Just the Medium, eternal, with one irreducible property from which everything else emerges.</text:p>
      <text:p text:style-name="P24">Every existing framework begins after something. Quantum mechanics, relativity, cosmology — each starts inside a universe already running. What is proposed here starts before. Not a new theory within the existing space but a new floor beneath it. <text:s/><text:span text:style-name="T4">A potential new beginning </text:span><text:span text:style-name="T5">that may apply </text:span><text:span text:style-name="T4">across all domains. </text:span></text:p>
      <text:p text:style-name="P24">The framework proposes that time is not primitive — not a dimension, not a sequence — but a transitional index. What we experience as time is the mark left by state change in the Medium. That single reposition opens questions that have resisted resolution for a century.</text:p>
      <text:p text:style-name="P24">The paper is formally archived. The argument is coherent. The reach is genuine.<text:line-break/><text:tab/>Version 0.1 | DOI: 10.5281/zenodo.18804587 | CC BY 4.0</text:p>
      <text:p text:style-name="P24"><text:span text:style-name="T5">I am</text:span> seventy-eight, live rurally, and hold no academic credentials. I am telling you that last because you deserve to know it, not because it changes what the framework does.</text:p>
      <text:p text:style-name="P24">If it holds, it holds on its own terms. Five minutes will tell you whether it's worth more of your time.</text:p>
      <text:p text:style-name="P22">Yours sincerely,<text:line-break/></text:p>
      <text:p text:style-name="P23">Bradley K. DePuy</text:p>
      <text:p text:style-name="P15"><text:span text:style-name="T1">Bradley K DePuy<text:line-break/>4250 NE 132</text:span><text:span text:style-name="T2">nd</text:span><text:span text:style-name="T1"> Court<text:line-break/>Williston, Florida 32696<text:line-break/></text:span><text:line-break/>February 28, 2026</text:p>
      <text:p text:style-name="P24"><text:span text:style-name="T3">To whom it may concern,</text:span></text:p>
      <text:p text:style-name="P24">There is a framework for the foundation of reality that begins before physics, before philosophy, before theology. Three axioms. No intent in the substrate. No primitive time. No primitive locality. Just the Medium, eternal, with one irreducible property from which everything else emerges.</text:p>
      <text:p text:style-name="P24">Every existing framework begins after something. Quantum mechanics, relativity, cosmology — each starts inside a universe already running. What is proposed here starts before. Not a new theory within the existing space but a new floor beneath it. <text:s/><text:span text:style-name="T4">A potential new beginning </text:span><text:span text:style-name="T5">that may apply </text:span><text:span text:style-name="T4">across all domains. </text:span></text:p>
      <text:p text:style-name="P24">The framework proposes that time is not primitive — not a dimension, not a sequence — but a transitional index. What we experience as time is the mark left by state change in the Medium. That single reposition opens questions that have resisted resolution for a century.</text:p>
      <text:p text:style-name="P24">The paper is formally archived. The argument is coherent. The reach is genuine.<text:line-break/><text:tab/>Version 0.1 | DOI: 10.5281/zenodo.18804587 | CC BY 4.0</text:p>
      <text:p text:style-name="P24"><text:span text:style-name="T5">I am</text:span> seventy-eight, live rurally, and hold no academic credentials. I am telling you that last because you deserve to know it, not because it changes what the framework does.</text:p>
      <text:p text:style-name="P24">If it holds, it holds on its own terms. Five minutes will tell you whether it's worth more of your time.</text:p>
      <text:p text:style-name="P22">Yours sincerely,<text:line-break/></text:p>
      <text:p text:style-name="P23">Bradley K. DePuy</text:p>
      <text:p text:style-name="P16"><text:span text:style-name="T1">Bradley K DePuy<text:line-break/>4250 NE 132</text:span><text:span text:style-name="T2">nd</text:span><text:span text:style-name="T1"> Court<text:line-break/>Williston, Florida 32696<text:line-break/></text:span><text:line-break/>February 28, 2026</text:p>
      <text:p text:style-name="P24"><text:span text:style-name="T3">To whom it may concern,</text:span></text:p>
      <text:p text:style-name="P24">There is a framework for the foundation of reality that begins before physics, before philosophy, before theology. Three axioms. No intent in the substrate. No primitive time. No primitive locality. Just the Medium, eternal, with one irreducible property from which everything else emerges.</text:p>
      <text:p text:style-name="P24">Every existing framework begins after something. Quantum mechanics, relativity, cosmology — each starts inside a universe already running. What is proposed here starts before. Not a new theory within the existing space but a new floor beneath it. <text:s/><text:span text:style-name="T4">A potential new beginning </text:span><text:span text:style-name="T5">that may apply </text:span><text:span text:style-name="T4">across all domains. </text:span></text:p>
      <text:p text:style-name="P24">The framework proposes that time is not primitive — not a dimension, not a sequence — but a transitional index. What we experience as time is the mark left by state change in the Medium. That single reposition opens questions that have resisted resolution for a century.</text:p>
      <text:p text:style-name="P24">The paper is formally archived. The argument is coherent. The reach is genuine.<text:line-break/><text:tab/>Version 0.1 | DOI: 10.5281/zenodo.18804587 | CC BY 4.0</text:p>
      <text:p text:style-name="P24"><text:span text:style-name="T5">I am</text:span> seventy-eight, live rurally, and hold no academic credentials. I am telling you that last because you deserve to know it, not because it changes what the framework does.</text:p>
      <text:p text:style-name="P24">If it holds, it holds on its own terms. Five minutes will tell you whether it's worth more of your time.</text:p>
      <text:p text:style-name="P22">Yours sincerely,<text:line-break/></text:p>
      <text:p text:style-name="P23">Bradley K. DePuy</text:p>
      <text:p text:style-name="P17"><text:span text:style-name="T1">Bradley K DePuy<text:line-break/>4250 NE 132</text:span><text:span text:style-name="T2">nd</text:span><text:span text:style-name="T1"> Court<text:line-break/>Williston, Florida 32696<text:line-break/></text:span><text:line-break/>February 28, 2026</text:p>
      <text:p text:style-name="P24"><text:span text:style-name="T3">To whom it may concern,</text:span></text:p>
      <text:p text:style-name="P24">There is a framework for the foundation of reality that begins before physics, before philosophy, before theology. Three axioms. No intent in the substrate. No primitive time. No primitive locality. Just the Medium, eternal, with one irreducible property from which everything else emerges.</text:p>
      <text:p text:style-name="P24">Every existing framework begins after something. Quantum mechanics, relativity, cosmology — each starts inside a universe already running. What is proposed here starts before. Not a new theory within the existing space but a new floor beneath it. <text:s/><text:span text:style-name="T4">A potential new beginning </text:span><text:span text:style-name="T5">that may apply </text:span><text:span text:style-name="T4">across all domains. </text:span></text:p>
      <text:p text:style-name="P24">The framework proposes that time is not primitive — not a dimension, not a sequence — but a transitional index. What we experience as time is the mark left by state change in the Medium. That single reposition opens questions that have resisted resolution for a century.</text:p>
      <text:p text:style-name="P24">The paper is formally archived. The argument is coherent. The reach is genuine.<text:line-break/><text:tab/>Version 0.1 | DOI: 10.5281/zenodo.18804587 | CC BY 4.0</text:p>
      <text:p text:style-name="P24"><text:span text:style-name="T5">I am</text:span> seventy-eight, live rurally, and hold no academic credentials. I am telling you that last because you deserve to know it, not because it changes what the framework does.</text:p>
      <text:p text:style-name="P24">If it holds, it holds on its own terms. Five minutes will tell you whether it's worth more of your time.</text:p>
      <text:p text:style-name="P22">Yours sincerely,<text:line-break/></text:p>
      <text:p text:style-name="P23">Bradley K. DePuy</text:p>
      <text:p text:style-name="P18"><text:span text:style-name="T1">Bradley K DePuy<text:line-break/>4250 NE 132</text:span><text:span text:style-name="T2">nd</text:span><text:span text:style-name="T1"> Court<text:line-break/>Williston, Florida 32696<text:line-break/></text:span><text:line-break/>February 28, 2026</text:p>
      <text:p text:style-name="P24"><text:span text:style-name="T3">To whom it may concern,</text:span></text:p>
      <text:p text:style-name="P24">There is a framework for the foundation of reality that begins before physics, before philosophy, before theology. Three axioms. No intent in the substrate. No primitive time. No primitive locality. Just the Medium, eternal, with one irreducible property from which everything else emerges.</text:p>
      <text:p text:style-name="P24">Every existing framework begins after something. Quantum mechanics, relativity, cosmology — each starts inside a universe already running. What is proposed here starts before. Not a new theory within the existing space but a new floor beneath it. <text:s/><text:span text:style-name="T4">A potential new beginning </text:span><text:span text:style-name="T5">that may apply </text:span><text:span text:style-name="T4">across all domains. </text:span></text:p>
      <text:p text:style-name="P24">The framework proposes that time is not primitive — not a dimension, not a sequence — but a transitional index. What we experience as time is the mark left by state change in the Medium. That single reposition opens questions that have resisted resolution for a century.</text:p>
      <text:p text:style-name="P24">The paper is formally archived. The argument is coherent. The reach is genuine.<text:line-break/><text:tab/>Version 0.1 | DOI: 10.5281/zenodo.18804587 | CC BY 4.0</text:p>
      <text:p text:style-name="P24"><text:span text:style-name="T5">I am</text:span> seventy-eight, live rurally, and hold no academic credentials. I am telling you that last because you deserve to know it, not because it changes what the framework does.</text:p>
      <text:p text:style-name="P24">If it holds, it holds on its own terms. Five minutes will tell you whether it's worth more of your time.</text:p>
      <text:p text:style-name="P22">Yours sincerely,<text:line-break/></text:p>
      <text:p text:style-name="P23">Bradley K. DePuy</text:p>
      <text:p text:style-name="P19"><text:span text:style-name="T1">Bradley K DePuy<text:line-break/>4250 NE 132</text:span><text:span text:style-name="T2">nd</text:span><text:span text:style-name="T1"> Court<text:line-break/>Williston, Florida 32696<text:line-break/></text:span><text:line-break/>February 28, 2026</text:p>
      <text:p text:style-name="P24"><text:span text:style-name="T3">To whom it may concern,</text:span></text:p>
      <text:p text:style-name="P24">There is a framework for the foundation of reality that begins before physics, before philosophy, before theology. Three axioms. No intent in the substrate. No primitive time. No primitive locality. Just the Medium, eternal, with one irreducible property from which everything else emerges.</text:p>
      <text:p text:style-name="P24">Every existing framework begins after something. Quantum mechanics, relativity, cosmology — each starts inside a universe already running. What is proposed here starts before. Not a new theory within the existing space but a new floor beneath it. <text:s/><text:span text:style-name="T4">A potential new beginning </text:span><text:span text:style-name="T5">that may apply </text:span><text:span text:style-name="T4">across all domains. </text:span></text:p>
      <text:p text:style-name="P24">The framework proposes that time is not primitive — not a dimension, not a sequence — but a transitional index. What we experience as time is the mark left by state change in the Medium. That single reposition opens questions that have resisted resolution for a century.</text:p>
      <text:p text:style-name="P24">The paper is formally archived. The argument is coherent. The reach is genuine.<text:line-break/><text:tab/>Version 0.1 | DOI: 10.5281/zenodo.18804587 | CC BY 4.0</text:p>
      <text:p text:style-name="P24"><text:span text:style-name="T5">I am</text:span> seventy-eight, live rurally, and hold no academic credentials. I am telling you that last because you deserve to know it, not because it changes what the framework does.</text:p>
      <text:p text:style-name="P24">If it holds, it holds on its own terms. Five minutes will tell you whether it's worth more of your time.</text:p>
      <text:p text:style-name="P22">Yours sincerely,<text:line-break/></text:p>
      <text:p text:style-name="P23">Bradley K. DePuy</text:p>
      <text:p text:style-name="P20"><text:span text:style-name="T1">Bradley K DePuy<text:line-break/>4250 NE 132</text:span><text:span text:style-name="T2">nd</text:span><text:span text:style-name="T1"> Court<text:line-break/>Williston, Florida 32696<text:line-break/></text:span><text:line-break/>February 28, 2026</text:p>
      <text:p text:style-name="P24"><text:span text:style-name="T3">To whom it may concern,</text:span></text:p>
      <text:p text:style-name="P24">There is a framework for the foundation of reality that begins before physics, before philosophy, before theology. Three axioms. No intent in the substrate. No primitive time. No primitive locality. Just the Medium, eternal, with one irreducible property from which everything else emerges.</text:p>
      <text:p text:style-name="P24">Every existing framework begins after something. Quantum mechanics, relativity, cosmology — each starts inside a universe already running. What is proposed here starts before. Not a new theory within the existing space but a new floor beneath it. <text:s/><text:span text:style-name="T4">A potential new beginning </text:span><text:span text:style-name="T5">that may apply </text:span><text:span text:style-name="T4">across all domains. </text:span></text:p>
      <text:p text:style-name="P24">The framework proposes that time is not primitive — not a dimension, not a sequence — but a transitional index. What we experience as time is the mark left by state change in the Medium. That single reposition opens questions that have resisted resolution for a century.</text:p>
      <text:p text:style-name="P24">The paper is formally archived. The argument is coherent. The reach is genuine.<text:line-break/><text:tab/>Version 0.1 | DOI: 10.5281/zenodo.18804587 | CC BY 4.0</text:p>
      <text:p text:style-name="P24"><text:span text:style-name="T5">I am</text:span> seventy-eight, live rurally, and hold no academic credentials. I am telling you that last because you deserve to know it, not because it changes what the framework does.</text:p>
      <text:p text:style-name="P24">If it holds, it holds on its own terms. Five minutes will tell you whether it's worth more of your time.</text:p>
      <text:p text:style-name="P22">Yours sincerely,<text:line-break/></text:p>
      <text:p text:style-name="P23">Bradley K. DePuy</text:p>
      <text:p text:style-name="P21"><text:span text:style-name="T1">Bradley K DePuy<text:line-break/>4250 NE 132</text:span><text:span text:style-name="T2">nd</text:span><text:span text:style-name="T1"> Court<text:line-break/>Williston, Florida 32696<text:line-break/></text:span><text:line-break/>February 28, 2026</text:p>
      <text:p text:style-name="P24"><text:span text:style-name="T3">To whom it may concern,</text:span></text:p>
      <text:p text:style-name="P24">There is a framework for the foundation of reality that begins before physics, before philosophy, before theology. Three axioms. No intent in the substrate. No primitive time. No primitive locality. Just the Medium, eternal, with one irreducible property from which everything else emerges.</text:p>
      <text:p text:style-name="P24">Every existing framework begins after something. Quantum mechanics, relativity, cosmology — each starts inside a universe already running. What is proposed here starts before. Not a new theory within the existing space but a new floor beneath it. <text:s/><text:span text:style-name="T4">A potential new beginning </text:span><text:span text:style-name="T5">that may apply </text:span><text:span text:style-name="T4">across all domains. </text:span></text:p>
      <text:p text:style-name="P24">The framework proposes that time is not primitive — not a dimension, not a sequence — but a transitional index. What we experience as time is the mark left by state change in the Medium. That single reposition opens questions that have resisted resolution for a century.</text:p>
      <text:p text:style-name="P24">The paper is formally archived. The argument is coherent. The reach is genuine.<text:line-break/><text:tab/>Version 0.1 | DOI: 10.5281/zenodo.18804587 | CC BY 4.0</text:p>
      <text:p text:style-name="P24"><text:span text:style-name="T5">I am</text:span> seventy-eight, live rurally, and hold no academic credentials. I am telling you that last because you deserve to know it, not because it changes what the framework does.</text:p>
      <text:p text:style-name="P24">If it holds, it holds on its own terms. Five minutes will tell you whether it's worth more of your time.</text:p>
      <text:p text:style-name="P22">Yours sincerely,<text:line-break/></text:p>
      <text:p text:style-name="P23">Bradley K. DePu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Noto Sans" svg:font-family="'Noto Sans'" style:font-family-generic="swiss"/>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oto Sans" fo:font-size="10pt" fo:language="en" fo:country="US" style:letter-kerning="true" style:font-name-asian="DejaVu Sans" style:font-size-asian="12pt" style:language-asian="zh" style:country-asian="CN" style:font-name-complex="Noto Sans Arabic UI"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0.4925in" style:writing-mode="page"/>
      <style:text-properties style:use-window-font-color="true" loext:opacity="0%" style:font-name="Noto Sans" fo:font-size="10pt" fo:language="en" fo:country="US" style:letter-kerning="true" style:font-name-asian="DejaVu Sans" style:font-size-asian="12pt" style:language-asian="zh" style:country-asian="CN" style:font-name-complex="Noto Sans Arabic UI"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20%" fo:text-align="justify" style:justify-single-word="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rame_20_contents" style:display-name="Frame contents" style:family="paragraph" style:parent-style-name="Standard" style:class="extra"/>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Addressee" style:family="paragraph" style:parent-style-name="Standard" style:class="extra">
      <style:paragraph-properties fo:margin-top="0in" fo:margin-bottom="0.3937in" style:contextual-spacing="false"/>
      <style:text-properties fo:font-size="10pt" officeooo:rsid="000e487e"/>
    </style:style>
    <style:style style:name="Sender" style:family="paragraph" style:parent-style-name="Standard" style:class="extra">
      <style:paragraph-properties fo:margin-top="0in" fo:margin-bottom="0.3937in" style:contextual-spacing="false">
        <style:tab-stops>
          <style:tab-stop style:position="5.4516in" style:type="right"/>
        </style:tab-stops>
      </style:paragraph-properties>
      <style:text-properties fo:font-size="10pt" officeooo:rsid="000c5d28"/>
    </style:style>
    <style:style style:name="Placeholder" style:family="text">
      <style:text-properties fo:font-variant="small-caps" fo:color="#008080" loext:opacity="100%" style:text-underline-style="dotte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style:master-page style:name="First_20_Page" style:display-name="First Page" style:page-layout-name="Mpm2" draw:style-name="Mdp1" style:next-style-name="Standard"/>
    <style:master-page style:name="First_20_Page1" style:display-name="First Page1" style:page-layout-name="Mpm2" draw:style-name="Mdp1" style:next-style-name="Default_20_Page_20_Style1"/>
    <style:master-page style:name="Default_20_Page_20_Style1" style:display-name="Default Page Style1" style:page-layout-name="Mpm1" draw:style-name="Mdp1">
      <style:footer>
        <text:p text:style-name="MP1"><text:page-number text:select-page="current">2</text:page-number></text:p>
      </style:footer>
    </style:master-page>
    <style:master-page style:name="First_20_Page2" style:display-name="First Page2" style:page-layout-name="Mpm2" draw:style-name="Mdp1" style:next-style-name="Default_20_Page_20_Style2"/>
    <style:master-page style:name="Default_20_Page_20_Style2" style:display-name="Default Page Style2" style:page-layout-name="Mpm1" draw:style-name="Mdp1">
      <style:footer>
        <text:p text:style-name="MP1"><text:page-number text:select-page="current">2</text:page-number></text:p>
      </style:footer>
    </style:master-page>
    <style:master-page style:name="First_20_Page3" style:display-name="First Page3" style:page-layout-name="Mpm2" draw:style-name="Mdp1" style:next-style-name="Default_20_Page_20_Style3"/>
    <style:master-page style:name="Default_20_Page_20_Style3" style:display-name="Default Page Style3" style:page-layout-name="Mpm1" draw:style-name="Mdp1">
      <style:footer>
        <text:p text:style-name="MP1"><text:page-number text:select-page="current">2</text:page-number></text:p>
      </style:footer>
    </style:master-page>
    <style:master-page style:name="First_20_Page4" style:display-name="First Page4" style:page-layout-name="Mpm2" draw:style-name="Mdp1" style:next-style-name="Default_20_Page_20_Style4"/>
    <style:master-page style:name="Default_20_Page_20_Style4" style:display-name="Default Page Style4" style:page-layout-name="Mpm1" draw:style-name="Mdp1">
      <style:footer>
        <text:p text:style-name="MP1"><text:page-number text:select-page="current">2</text:page-number></text:p>
      </style:footer>
    </style:master-page>
    <style:master-page style:name="First_20_Page5" style:display-name="First Page5" style:page-layout-name="Mpm2" draw:style-name="Mdp1" style:next-style-name="Default_20_Page_20_Style5"/>
    <style:master-page style:name="Default_20_Page_20_Style5" style:display-name="Default Page Style5" style:page-layout-name="Mpm1" draw:style-name="Mdp1">
      <style:footer>
        <text:p text:style-name="MP1"><text:page-number text:select-page="current">2</text:page-number></text:p>
      </style:footer>
    </style:master-page>
    <style:master-page style:name="First_20_Page6" style:display-name="First Page6" style:page-layout-name="Mpm2" draw:style-name="Mdp1" style:next-style-name="Default_20_Page_20_Style6"/>
    <style:master-page style:name="Default_20_Page_20_Style6" style:display-name="Default Page Style6" style:page-layout-name="Mpm1" draw:style-name="Mdp1">
      <style:footer>
        <text:p text:style-name="MP1"><text:page-number text:select-page="current">2</text:page-number></text:p>
      </style:footer>
    </style:master-page>
    <style:master-page style:name="First_20_Page7" style:display-name="First Page7" style:page-layout-name="Mpm2" draw:style-name="Mdp1" style:next-style-name="Default_20_Page_20_Style7"/>
    <style:master-page style:name="Default_20_Page_20_Style7" style:display-name="Default Page Style7" style:page-layout-name="Mpm1" draw:style-name="Mdp1">
      <style:footer>
        <text:p text:style-name="MP1"><text:page-number text:select-page="current">2</text:page-number></text:p>
      </style:footer>
    </style:master-page>
    <style:master-page style:name="First_20_Page8" style:display-name="First Page8" style:page-layout-name="Mpm2" draw:style-name="Mdp1" style:next-style-name="Default_20_Page_20_Style8"/>
    <style:master-page style:name="Default_20_Page_20_Style8" style:display-name="Default Page Style8" style:page-layout-name="Mpm1" draw:style-name="Mdp1">
      <style:footer>
        <text:p text:style-name="MP1"><text:page-number text:select-page="current">2</text:page-number></text:p>
      </style:footer>
    </style:master-page>
    <style:master-page style:name="First_20_Page9" style:display-name="First Page9" style:page-layout-name="Mpm2" draw:style-name="Mdp1" style:next-style-name="Default_20_Page_20_Style9"/>
    <style:master-page style:name="Default_20_Page_20_Style9" style:display-name="Default Page Style9" style:page-layout-name="Mpm1" draw:style-name="Mdp1">
      <style:footer>
        <text:p text:style-name="MP1"><text:page-number text:select-page="current">2</text:page-number></text:p>
      </style:footer>
    </style:master-page>
    <style:master-page style:name="First_20_Page10" style:display-name="First Page10" style:page-layout-name="Mpm2" draw:style-name="Mdp1" style:next-style-name="Default_20_Page_20_Style10"/>
    <style:master-page style:name="Default_20_Page_20_Style10" style:display-name="Default Page Style10" style:page-layout-name="Mpm1" draw:style-name="Mdp1">
      <style:footer>
        <text:p text:style-name="MP1"><text:page-number text:select-page="current">2</text:page-number></text:p>
      </style:footer>
    </style:master-page>
    <style:master-page style:name="First_20_Page11" style:display-name="First Page11" style:page-layout-name="Mpm2" draw:style-name="Mdp1" style:next-style-name="Default_20_Page_20_Style11"/>
    <style:master-page style:name="Default_20_Page_20_Style11" style:display-name="Default Page Style11" style:page-layout-name="Mpm1" draw:style-name="Mdp1">
      <style:footer>
        <text:p text:style-name="MP1"><text:page-number text:select-page="current">2</text:page-number></text:p>
      </style:footer>
    </style:master-page>
    <style:master-page style:name="First_20_Page12" style:display-name="First Page12" style:page-layout-name="Mpm2" draw:style-name="Mdp1" style:next-style-name="Default_20_Page_20_Style12"/>
    <style:master-page style:name="Default_20_Page_20_Style12" style:display-name="Default Page Style12" style:page-layout-name="Mpm1" draw:style-name="Mdp1">
      <style:footer>
        <text:p text:style-name="MP1"><text:page-number text:select-page="current">2</text:page-number></text:p>
      </style:footer>
    </style:master-page>
    <style:master-page style:name="First_20_Page13" style:display-name="First Page13" style:page-layout-name="Mpm2" draw:style-name="Mdp1" style:next-style-name="Default_20_Page_20_Style13"/>
    <style:master-page style:name="Default_20_Page_20_Style13" style:display-name="Default Page Style13" style:page-layout-name="Mpm1" draw:style-name="Mdp1">
      <style:footer>
        <text:p text:style-name="MP1"><text:page-number text:select-page="current">2</text:page-number></text:p>
      </style:footer>
    </style:master-page>
    <style:master-page style:name="First_20_Page14" style:display-name="First Page14" style:page-layout-name="Mpm2" draw:style-name="Mdp1" style:next-style-name="Default_20_Page_20_Style14"/>
    <style:master-page style:name="Default_20_Page_20_Style14" style:display-name="Default Page Style14" style:page-layout-name="Mpm1" draw:style-name="Mdp1">
      <style:footer>
        <text:p text:style-name="MP1"><text:page-number text:select-page="current">2</text:page-number></text:p>
      </style:footer>
    </style:master-page>
    <style:master-page style:name="First_20_Page15" style:display-name="First Page15" style:page-layout-name="Mpm2" draw:style-name="Mdp1" style:next-style-name="Default_20_Page_20_Style15"/>
    <style:master-page style:name="Default_20_Page_20_Style15" style:display-name="Default Page Style15" style:page-layout-name="Mpm1" draw:style-name="Mdp1">
      <style:footer>
        <text:p text:style-name="MP1"><text:page-number text:select-page="current">2</text:page-number></text:p>
      </style:footer>
    </style:master-page>
    <style:master-page style:name="First_20_Page16" style:display-name="First Page16" style:page-layout-name="Mpm2" draw:style-name="Mdp1" style:next-style-name="Default_20_Page_20_Style16"/>
    <style:master-page style:name="Default_20_Page_20_Style16" style:display-name="Default Page Style16" style:page-layout-name="Mpm1" draw:style-name="Mdp1">
      <style:footer>
        <text:p text:style-name="MP1"><text:page-number text:select-page="current">2</text:page-number></text:p>
      </style:footer>
    </style:master-page>
    <style:master-page style:name="First_20_Page17" style:display-name="First Page17" style:page-layout-name="Mpm2" draw:style-name="Mdp1" style:next-style-name="Default_20_Page_20_Style17"/>
    <style:master-page style:name="Default_20_Page_20_Style17" style:display-name="Default Page Style17" style:page-layout-name="Mpm1" draw:style-name="Mdp1">
      <style:footer>
        <text:p text:style-name="MP1"><text:page-number text:select-page="current">2</text:page-number></text:p>
      </style:footer>
    </style:master-page>
    <style:master-page style:name="First_20_Page18" style:display-name="First Page18" style:page-layout-name="Mpm2" draw:style-name="Mdp1" style:next-style-name="Default_20_Page_20_Style18"/>
    <style:master-page style:name="Default_20_Page_20_Style18" style:display-name="Default Page Style18" style:page-layout-name="Mpm1" draw:style-name="Mdp1">
      <style:footer>
        <text:p text:style-name="MP1"><text:page-number text:select-page="current">2</text:page-number></text:p>
      </style:footer>
    </style:master-page>
    <style:master-page style:name="First_20_Page19" style:display-name="First Page19" style:page-layout-name="Mpm2" draw:style-name="Mdp1" style:next-style-name="Default_20_Page_20_Style19"/>
    <style:master-page style:name="Default_20_Page_20_Style19" style:display-name="Default Page Style19" style:page-layout-name="Mpm1" draw:style-name="Mdp1">
      <style:footer>
        <text:p text:style-name="MP1"><text:page-number text:select-page="current">2</text:page-number></text:p>
      </style:footer>
    </style:master-page>
    <style:master-page style:name="First_20_Page20" style:display-name="First Page20" style:page-layout-name="Mpm2" draw:style-name="Mdp1" style:next-style-name="Default_20_Page_20_Style20"/>
    <style:master-page style:name="Default_20_Page_20_Style20" style:display-name="Default Page Style20" style:page-layout-name="Mpm1" draw:style-name="Mdp1">
      <style:footer>
        <text:p text:style-name="MP1"><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creation-date>2026-02-28T13:59:36.179025092</meta:creation-date>
    <dc:title>Modern business letter sans-serif</dc:title>
    <dc:description>Modern business letter with sans-serif font </dc:description>
    <dc:date>2026-03-01T15:31:33.699947704</dc:date>
    <meta:editing-cycles>8</meta:editing-cycles>
    <meta:editing-duration>PT23M43S</meta:editing-duration>
    <meta:document-statistic meta:table-count="0" meta:image-count="0" meta:object-count="0" meta:page-count="39" meta:paragraph-count="269" meta:word-count="4766" meta:character-count="29207" meta:non-whitespace-character-count="24545"/>
    <meta:template xlink:type="simple" xlink:actuate="onRequest" xlink:title="Modern business letter sans-serif" xlink:href="../../../../../usr/lib/libreoffice/share/template/common/officorr/Modern_business_letter_sans_serif.ott" meta:date="2026-02-28T13:59:35.778672540"/>
  </office:meta>
</office:document-meta>
</file>